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5000000EECC8434130D787C96.png" manifest:media-type="image/png"/>
  <manifest:file-entry manifest:full-path="Pictures/10000201000002EB00000336EA0D2072458887A5.png" manifest:media-type="image/png"/>
  <manifest:file-entry manifest:full-path="Pictures/10000201000002F1000000D12B3B888A6621AE8D.png" manifest:media-type="image/png"/>
  <manifest:file-entry manifest:full-path="Pictures/10000201000002F70000012821B4F468B7207DDE.png" manifest:media-type="image/png"/>
  <manifest:file-entry manifest:full-path="Pictures/10000201000002F2000002E31EA41FD4BCF603A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45a4" officeooo:paragraph-rsid="001d45a4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d45a4" officeooo:paragraph-rsid="001d45a4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4. Minimum swaps to sort n natural numbers</text:p>
      <text:p text:style-name="P1"><draw:frame draw:style-name="fr2" draw:name="Image1" text:anchor-type="char" svg:width="19.001cm" svg:height="20.907cm" draw:z-index="0"><draw:image xlink:href="Pictures/10000201000002EB00000336EA0D2072458887A5.png" xlink:type="simple" xlink:show="embed" xlink:actuate="onLoad" draw:mime-type="image/png"/></draw:frame><text:s/><draw:frame draw:style-name="fr3" draw:name="Image2" text:anchor-type="char" svg:width="17.404cm" svg:height="5.47cm" draw:z-index="1"><draw:image xlink:href="Pictures/10000201000002F5000000EECC8434130D787C96.png" xlink:type="simple" xlink:show="embed" xlink:actuate="onLoad" draw:mime-type="image/png"/></draw:frame><text:s/></text:p>
      <text:p text:style-name="P1"><draw:frame draw:style-name="fr2" draw:name="Image3" text:anchor-type="char" svg:width="19.001cm" svg:height="5.272cm" draw:z-index="2"><draw:image xlink:href="Pictures/10000201000002F1000000D12B3B888A6621AE8D.png" xlink:type="simple" xlink:show="embed" xlink:actuate="onLoad" draw:mime-type="image/png"/></draw:frame><text:s/></text:p>
      <text:p text:style-name="P1"><draw:frame draw:style-name="fr2" draw:name="Image4" text:anchor-type="char" svg:width="19.001cm" svg:height="18.621cm" draw:z-index="3"><draw:image xlink:href="Pictures/10000201000002F2000002E31EA41FD4BCF603A7.png" xlink:type="simple" xlink:show="embed" xlink:actuate="onLoad" draw:mime-type="image/png"/></draw:frame><text:soft-page-break/><text:s/></text:p>
      <text:p text:style-name="P1"/>
      <text:p text:style-name="P1"><draw:frame draw:style-name="fr1" draw:name="Image5" text:anchor-type="char" svg:width="19.001cm" svg:height="7.408cm" draw:z-index="4"><draw:image xlink:href="Pictures/10000201000002F70000012821B4F468B7207DDE.png" xlink:type="simple" xlink:show="embed" xlink:actuate="onLoad" draw:mime-type="image/png"/></draw:frame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31T18:23:25.264000000</meta:creation-date>
    <dc:date>2022-01-31T18:53:10.899000000</dc:date>
    <meta:editing-duration>PT29M45S</meta:editing-duration>
    <meta:editing-cycles>1</meta:editing-cycles>
    <meta:document-statistic meta:table-count="0" meta:image-count="5" meta:object-count="0" meta:page-count="2" meta:paragraph-count="5" meta:word-count="8" meta:character-count="47" meta:non-whitespace-character-count="35"/>
    <meta:generator>LibreOffice/7.1.8.1$Windows_X86_64 LibreOffice_project/e1f30c802c3269a1d052614453f260e49458c82c</meta:generator>
  </office:meta>
</office:document-meta>
</file>